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Arial" fo:font-size="16pt" fo:font-weight="bold" officeooo:rsid="0002cd71" officeooo:paragraph-rsid="0002cd71"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text-position="0% 100%" style:font-name="Arial" fo:font-size="14pt" fo:font-weight="bold" officeooo:rsid="0002cd71" officeooo:paragraph-rsid="0002cd71"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Arial" officeooo:rsid="0002cd71" officeooo:paragraph-rsid="0002cd71"/>
    </style:style>
    <style:style style:name="P4" style:family="paragraph" style:parent-style-name="Standard">
      <style:paragraph-properties fo:text-align="center" style:justify-single-word="false"/>
      <style:text-properties style:font-name="Arial" fo:font-weight="bold" officeooo:rsid="0019ea44" officeooo:paragraph-rsid="0019ea44" style:font-weight-asian="bold" style:font-weight-complex="bold"/>
    </style:style>
    <style:style style:name="P5" style:family="paragraph" style:parent-style-name="Standard">
      <style:text-properties style:font-name="Arial1" fo:font-size="12pt"/>
    </style:style>
    <style:style style:name="P6" style:family="paragraph" style:parent-style-name="Text_20_body">
      <style:text-properties style:font-name="Arial" fo:font-weight="normal" officeooo:rsid="0018a1fb" officeooo:paragraph-rsid="0018a1fb" style:font-weight-asian="normal" style:font-weight-complex="normal"/>
    </style:style>
    <style:style style:name="P7" style:family="paragraph" style:parent-style-name="Text_20_body">
      <style:text-properties style:font-name="Arial" fo:font-weight="normal" officeooo:rsid="0019ea44" officeooo:paragraph-rsid="0019ea44" style:font-weight-asian="normal" style:font-weight-complex="normal"/>
    </style:style>
    <style:style style:name="P8" style:family="paragraph" style:parent-style-name="Text_20_body">
      <style:text-properties style:font-name="Arial" fo:font-weight="bold" officeooo:rsid="0009c632" officeooo:paragraph-rsid="0009c632" style:font-weight-asian="bold" style:font-weight-complex="bold"/>
    </style:style>
    <style:style style:name="P9" style:family="paragraph" style:parent-style-name="Text_20_body">
      <style:paragraph-properties fo:text-align="start" style:justify-single-word="false"/>
      <style:text-properties style:font-name="Arial" fo:font-size="12pt" fo:font-weight="normal" officeooo:rsid="0019ea44" officeooo:paragraph-rsid="0019ea44"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font-name="Arial" fo:font-size="12pt" fo:font-weight="normal" officeooo:rsid="001ba17a" officeooo:paragraph-rsid="001ba17a"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style:font-name="Arial" fo:font-size="14pt" fo:font-weight="bold" officeooo:rsid="0019ea44" officeooo:paragraph-rsid="0019ea44" style:font-size-asian="12.25pt" style:font-weight-asian="bold" style:font-size-complex="14pt" style:font-weight-complex="bold"/>
    </style:style>
    <style:style style:name="T1" style:family="text">
      <style:text-properties style:text-position="0% 100%" fo:font-size="14pt" fo:font-weight="bold" style:font-size-asian="12.25pt" style:font-weight-asian="bold" style:font-size-complex="14pt" style:font-weight-complex="bold"/>
    </style:style>
    <style:style style:name="T2" style:family="text">
      <style:text-properties style:text-position="0% 100%" fo:font-size="14pt" style:font-size-asian="12.25pt" style:font-size-complex="14pt"/>
    </style:style>
    <style:style style:name="T3" style:family="text">
      <style:text-properties fo:font-style="italic" style:font-style-asian="italic"/>
    </style:style>
    <style:style style:name="T4" style:family="text">
      <style:text-properties fo:font-style="normal" style:font-style-asian="normal" style:font-style-complex="normal"/>
    </style:style>
    <style:style style:name="T5" style:family="text">
      <style:text-properties fo:font-style="normal" officeooo:rsid="0019ea44" style:font-style-asian="normal" style:font-style-complex="normal"/>
    </style:style>
    <style:style style:name="T6" style:family="text">
      <style:text-properties fo:font-style="normal" fo:font-weight="normal" officeooo:rsid="0019ea44" style:font-style-asian="normal" style:font-weight-asian="normal" style:font-style-complex="normal" style:font-weight-complex="normal"/>
    </style:style>
    <style:style style:name="T7" style:family="text">
      <style:text-properties officeooo:rsid="00160c26"/>
    </style:style>
    <style:style style:name="T8" style:family="text">
      <style:text-properties officeooo:rsid="0019ea44"/>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ÍCIO <text:span text:style-name="T8">5</text:span> – <text:span text:style-name="T7">CLASSIFICAÇÃO METODOLÓGICA</text:span></text:p>
      <text:p text:style-name="P1"/>
      <text:p text:style-name="P2">ENGENHARIA DE REQUISITOS</text:p>
      <text:p text:style-name="P2">PROF: MARCELO WERNECK</text:p>
      <text:p text:style-name="P3"><text:span text:style-name="T1">ALUNO: LUCAS FARIA</text:span></text:p>
      <text:p text:style-name="P3"><text:span text:style-name="T1"/></text:p>
      <text:p text:style-name="P4"><text:span text:style-name="T2">Part One</text:span></text:p>
      <text:p text:style-name="P4"><text:span text:style-name="T2"/></text:p>
      <text:p text:style-name="P8"><text:span text:style-name="T8">Paper:</text:span> Internet of Things and Big Data Analytics for Smart and Connected Communities</text:p>
      <text:p text:style-name="P6"><text:span text:style-name="T4">The main goal of this paper is to introduce a new concept, which is evolving from smart cities: smart and connected communities. </text:span><text:span text:style-name="T5">It does so by using the exploratory approach. While it firstly introduces us to many concepts used in the research, then it goes on explaining how areas such as IoT and Big Data can be used in the development of SCC.</text:span></text:p>
      <text:p text:style-name="P7"><text:span text:style-name="T4">It is classified as an exploratory article because its main purpose is to find out about this research area and improve ideas from previous articles. It also showed a case study, TreSight, which is a system responsible for smart tourism and culture heritage in the city of Trento, Italy.</text:span></text:p>
      <text:section text:style-name="Sect1" text:name="ADDIN Mendeley Bibliography CSL_BIBLIOGRAPHY  RNDUzCTJktq9K">
        <text:p text:style-name="P5">Sun, Y., Song, H., Jara, A. J., &amp; Bie, R. (2016). Internet of Things and Big Data Analytics for Smart and Connected Communities. <text:span text:style-name="T3">IEEE Access</text:span>, <text:span text:style-name="T3">4</text:span>, 766–773. https://doi.org/10.1109/ACCESS.2016.2529723</text:p>
      </text:section>
      <text:p text:style-name="P7"><text:span text:style-name="T4"/></text:p>
      <text:p text:style-name="P11"><text:span text:style-name="T4">Part Two</text:span></text:p>
      <text:p text:style-name="P9"><text:span text:style-name="T4">The research area that I intend to develop is the usage of Big Data and IoT to improve people’s mobility in big cities. The methodology is the exploratory one, since I want to focus on building my scientific knowledge about this area.</text:span></text:p>
      <text:p text:style-name="P10"><text:span text:style-name="T4">The technique that I want to focus while doing this research is bibliographic research, because it can get me what I need right now: experience reading research papers and knowledge about this area. I think, in the future, those are items that will help me the most, since they are the basis of building a good, palpable knowledge about a research are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7:24:16.404010000</meta:creation-date>
    <dc:date>2017-03-17T23:24:06.242041000</dc:date>
    <meta:editing-duration>PT11M9S</meta:editing-duration>
    <meta:editing-cycles>2</meta:editing-cycles>
    <meta:generator>LibreOffice/5.3.0.3$MacOSX_X86_64 LibreOffice_project/7074905676c47b82bbcfbea1aeefc84afe1c50e1</meta:generator>
    <meta:document-statistic meta:table-count="0" meta:image-count="0" meta:object-count="0" meta:page-count="1" meta:paragraph-count="12" meta:word-count="275" meta:character-count="1619" meta:non-whitespace-character-count="1356"/>
    <meta:user-defined meta:name="Mendeley Citation Style_1">http://www.zotero.org/styles/apa</meta:user-defined>
    <meta:user-defined meta:name="Mendeley Document_1">True</meta:user-defined>
    <meta:user-defined meta:name="Mendeley Unique User Id_1">9e3ea5a0-6ffe-300c-b86f-032a85d1de7c</meta:user-defined>
  </office:meta>
</office:document-meta>
</file>